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6" draw:name="Title 1" svg:x="1.66667in" svg:y="1.22743in" svg:width="10in" svg:height="2.61111in" presentation:class="title" presentation:placeholder="false">
          <draw:text-box>
            <text:p text:style-name="a385" text:class-names="" text:cond-style-name=""><text:span text:style-name="a381" text:class-names="">Git and<text:s text:c="1"/></text:span><text:span text:style-name="a382" text:class-names="">Github</text:span><text:span text:style-name="a383" text:class-names=""><text:s text:c="1"/></text:span><text:span text:style-name="a384" text:class-names=""/></text:p>
          </draw:text-box>
          <svg:title/>
          <svg:desc/>
        </draw:frame>
        <draw:frame draw:id="id64" presentation:style-name="a387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388" draw:master-page-name="Master1-Layout2-obj-Title-and-Content" presentation:presentation-page-layout-name="Master1-PPL2" draw:id="Slide-258">
        <draw:frame draw:id="id65" presentation:style-name="a392" draw:name="Title 1" svg:x="0.91667in" svg:y="0.39931in" svg:width="11.5in" svg:height="1.44965in" presentation:class="title" presentation:placeholder="false">
          <draw:text-box>
            <text:p text:style-name="a391" text:class-names="" text:cond-style-name=""><text:span text:style-name="a389" text:class-names="">Version Control System<text:s text:c="1"/></text:span><text:span text:style-name="a390" text:class-names=""/></text:p>
          </draw:text-box>
          <svg:title/>
          <svg:desc/>
        </draw:frame>
        <draw:frame draw:id="id66" presentation:style-name="a455" draw:name="Content Placeholder 2" svg:x="0.91667in" svg:y="1.99653in" svg:width="11.5in" svg:height="4.75868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3" text:class-names="">Keep versions of files/ directory<text:s text:c="1"/></text:span></text:p>
              </text:list-item>
            </text:list>
            <text:list text:style-name="a407">
              <text:list-item>
                <text:p text:style-name="a406" text:class-names="" text:cond-style-name=""><text:span text:style-name="a396" text:class-names="">Document</text:span><text:span text:style-name="a397" text:class-names=""><text:s text:c="1"/></text:span><text:span text:style-name="a398" text:class-names="">the</text:span><text:span text:style-name="a399" text:class-names=""><text:s text:c="1"/></text:span><text:span text:style-name="a400" text:class-names="">changes</text:span><text:span text:style-name="a401" text:class-names=""><text:s text:c="1"/></text:span><text:span text:style-name="a402" text:class-names="">with</text:span><text:span text:style-name="a403" text:class-names=""><text:s text:c="1"/></text:span><text:span text:style-name="a404" text:class-names="">descriptive messages</text:span><text:span text:style-name="a405" text:class-names=""><text:s text:c="1"/>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Display differences<text:s text:c="1"/>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Coordinate changes between you and your team (what, who, when changes happen )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7" text:class-names="">Why to use vision control:<text:s text:c="1"/></text:span><text:span text:style-name="a418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To get back and furth between the code versions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24" text:class-names="">To</text:span><text:span text:style-name="a425" text:class-names=""><text:s text:c="1"/></text:span><text:span text:style-name="a426" text:class-names="">share</text:span><text:span text:style-name="a427" text:class-names=""><text:s text:c="1"/></text:span><text:span text:style-name="a428" text:class-names="">code</text:span><text:span text:style-name="a429" text:class-names=""><text:s text:c="1"/></text:span><text:span text:style-name="a430" text:class-names="">and</text:span><text:span text:style-name="a431" text:class-names=""><text:s text:c="1"/></text:span><text:span text:style-name="a432" text:class-names="">project</text:span><text:span text:style-name="a433" text:class-names=""><text:s text:c="1"/></text:span><text:span text:style-name="a434" text:class-names="">files</text:span><text:span text:style-name="a435" text:class-names=""><text:s text:c="1"/></text:span><text:span text:style-name="a436" text:class-names="">with</text:span><text:span text:style-name="a437" text:class-names=""><text:s text:c="1"/></text:span><text:span text:style-name="a438" text:class-names="">development team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Example:<text:s text:c="1"/></text:span></text:p>
              </text:list-item>
            </text:list>
            <text:list text:style-name="a454">
              <text:list-item>
                <text:p text:style-name="a453" text:class-names="" text:cond-style-name=""><text:span text:style-name="a447" text:class-names="">Git,<text:s text:c="1"/></text:span><text:span text:style-name="a448" text:class-names="">Github</text:span><text:span text:style-name="a449" text:class-names="">,</text:span><text:span text:style-name="a450" text:class-names=""><text:s text:c="1"/></text:span><text:span text:style-name="a451" text:class-names="">GitLab and SVN<text:s text:c="1"/></text:span><text:span text:style-name="a452" text:class-names=""/></text:p>
              </text:list-item>
            </text:list>
          </draw:text-box>
          <svg:title/>
          <svg:desc/>
        </draw:frame>
      </draw:page>
      <draw:page draw:name="Slide4" draw:style-name="a456" draw:master-page-name="Master1-Layout2-obj-Title-and-Content" presentation:presentation-page-layout-name="Master1-PPL2" draw:id="Slide-259">
        <draw:frame draw:id="id67" presentation:style-name="a462" draw:name="Title 1" svg:x="0.91667in" svg:y="0.39931in" svg:width="11.5in" svg:height="1.44965in" presentation:class="title" presentation:placeholder="false">
          <draw:text-box>
            <text:p text:style-name="a461" text:class-names="" text:cond-style-name=""><text:span text:style-name="a457" text:class-names="">Git/</text:span><text:span text:style-name="a458" text:class-names="">Github</text:span><text:span text:style-name="a459" text:class-names=""><text:s text:c="1"/></text:span><text:span text:style-name="a460" text:class-names=""/></text:p>
          </draw:text-box>
          <svg:title/>
          <svg:desc/>
        </draw:frame>
        <draw:frame draw:id="id68" presentation:style-name="a477" draw:name="Content Placeholder 2" svg:x="0.91667in" svg:y="1.99653in" svg:width="11.5in" svg:height="4.75868in" presentation:class="outline" presentation:placeholder="false">
          <draw:text-box>
            <text:list text:style-name="a466">
              <text:list-item>
                <text:p text:style-name="a465" text:class-names="" text:cond-style-name=""><text:span text:style-name="a463" text:class-names="">Git</text:span><text:span text:style-name="a464" text:class-names=""><text:s text:c="1"/>is a version control system that lets you manage and keep track of your source code history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GitHub</text:span><text:span text:style-name="a471" text:class-names=""><text:s text:c="1"/>is a cloud-based hosting service that lets you manage Git repositories.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2-obj-Title-and-Content" presentation:presentation-page-layout-name="Master1-PPL2" draw:id="Slide-260">
        <draw:frame draw:id="id69" presentation:style-name="a482" draw:name="Title 1" svg:x="0.91667in" svg:y="0.39931in" svg:width="11.5in" svg:height="1.44965in" presentation:class="title" presentation:placeholder="false">
          <draw:text-box>
            <text:p text:style-name="a481" text:class-names="" text:cond-style-name=""><text:span text:style-name="a479" text:class-names="">Download and install git</text:span><text:span text:style-name="a480" text:class-names=""/></text:p>
          </draw:text-box>
          <svg:title/>
          <svg:desc/>
        </draw:frame>
        <draw:frame draw:id="id70" presentation:style-name="a533" draw:name="Content Placeholder 2" svg:x="0.91667in" svg:y="1.99653in" svg:width="11.5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Download Git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6" text:class-names=""><text:a xlink:href="https://git-scm.com/download/win" text:style-name="" text:visited-style-name="">https://git-scm.com/download/win</text:a></text:span><text:span text:style-name="a487" text:class-names=""><text:s text:c="2"/>(default setting) after installing choose lunch Git Bash</text:span></text:p>
              </text:list-item>
            </text:list>
            <text:list text:style-name="a495">
              <text:list-item>
                <text:p text:style-name="a494" text:class-names="" text:cond-style-name=""><text:span text:style-name="a490" text:class-names="">On git</text:span><text:span text:style-name="a491" text:class-names=""><text:s text:c="1"/></text:span><text:span text:style-name="a492" text:class-names="">Bash type:</text:span><text:span text:style-name="a493" text:class-names="">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496" text:class-names="">T</text:span><text:span text:style-name="a497" text:class-names="">o ensure</text:span><text:span text:style-name="a498" text:class-names=""><text:s text:c="1"/></text:span><text:span text:style-name="a499" text:class-names="">it</text:span><text:span text:style-name="a500" text:class-names=""><text:s text:c="1"/></text:span><text:span text:style-name="a501" text:class-names="">git</text:span><text:span text:style-name="a502" text:class-names=""><text:s text:c="1"/></text:span><text:span text:style-name="a503" text:class-names="">is</text:span><text:span text:style-name="a504" text:class-names=""><text:s text:c="1"/></text:span><text:span text:style-name="a505" text:class-names="">working type: git<text:s text:c="1"/></text:span><text:span text:style-name="a506" text:class-names=""></text:span><text:span text:style-name="a507" text:class-names=""><text:s text:c="1"/>list of commands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If you got an error message something went wrong in the installation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3" text:class-names="">To know the version type: version<text:s text:c="1"/></text:span><text:span text:style-name="a514" text:class-names=""></text:span><text:span text:style-name="a515" text:class-names=""><text:s text:c="1"/>the version is displayed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18" text:class-names="">To</text:span><text:span text:style-name="a519" text:class-names=""><text:s text:c="1"/></text:span><text:span text:style-name="a520" text:class-names="">explain a</text:span><text:span text:style-name="a521" text:class-names=""><text:s text:c="1"/></text:span><text:span text:style-name="a522" text:class-names="">command</text:span><text:span text:style-name="a523" text:class-names=""><text:s text:c="1"/></text:span><text:span text:style-name="a524" text:class-names="">type: git help &lt;command&gt; </text:span><text:span text:style-name="a525" text:class-names=""></text:span><text:span text:style-name="a526" text:class-names=""><text:s text:c="1"/>explanation on the web browser<text:s text:c="1"/></text:span><text:span text:style-name="a527" text:class-names=""/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6" draw:style-name="a534" draw:master-page-name="Master1-Layout2-obj-Title-and-Content" presentation:presentation-page-layout-name="Master1-PPL2" draw:id="Slide-261">
        <draw:frame draw:id="id71" presentation:style-name="a540" draw:name="Title 1" svg:x="0.91667in" svg:y="0.39931in" svg:width="11.5in" svg:height="1.44965in" presentation:class="title" presentation:placeholder="false">
          <draw:text-box>
            <text:p text:style-name="a539" text:class-names="" text:cond-style-name=""><text:span text:style-name="a535" text:class-names="">Configuring</text:span><text:span text:style-name="a536" text:class-names=""><text:s text:c="1"/></text:span><text:span text:style-name="a537" text:class-names="">Git</text:span><text:span text:style-name="a538" text:class-names=""><text:s text:c="1"/></text:span></text:p>
          </draw:text-box>
          <svg:title/>
          <svg:desc/>
        </draw:frame>
        <draw:frame draw:id="id72" presentation:style-name="a566" draw:name="Content Placeholder 2" svg:x="0.91667in" svg:y="1.99653in" svg:width="11.5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To se the configuration: Git config -- list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4" text:class-names="">It is important to (</text:span><text:span text:style-name="a545" text:class-names="">User Name</text:span><text:span text:style-name="a546" text:class-names=""><text:s text:c="1"/>and email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49" text:class-names="">To change<text:s text:c="1"/></text:span><text:span text:style-name="a550" text:class-names="">user name</text:span><text:span text:style-name="a551" text:class-names="">: Git config - -global user.name “</text:span><text:span text:style-name="a552" text:class-names="">kawther</text:span><text:span text:style-name="a553" text:class-names="">”</text:span></text:p>
              </text:list-item>
            </text:list>
            <text:list text:style-name="a562">
              <text:list-item>
                <text:p text:style-name="a561" text:class-names="" text:cond-style-name=""><text:span text:style-name="a556" text:class-names="">To change<text:s text:c="1"/></text:span><text:span text:style-name="a557" text:class-names="">email</text:span><text:span text:style-name="a558" text:class-names="">: Git config - -global<text:s text:c="1"/></text:span><text:span text:style-name="a559" text:class-names="">user.email</text:span><text:span text:style-name="a560" text:class-names=""><text:s text:c="1"/>“ksaeedi@kau.edu.sa”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2-obj-Title-and-Content" presentation:presentation-page-layout-name="Master1-PPL2" draw:id="Slide-262">
        <draw:frame draw:id="id73" presentation:style-name="a571" draw:name="Title 1" svg:x="0.91667in" svg:y="0.39931in" svg:width="11.5in" svg:height="1.44965in" presentation:class="title" presentation:placeholder="false">
          <draw:text-box>
            <text:p text:style-name="a570" text:class-names="" text:cond-style-name=""><text:span text:style-name="a568" text:class-names="">First Git Project<text:s text:c="1"/></text:span><text:span text:style-name="a569" text:class-names=""/></text:p>
          </draw:text-box>
          <svg:title/>
          <svg:desc/>
        </draw:frame>
        <draw:frame draw:id="id74" presentation:style-name="a622" draw:name="Content Placeholder 2" svg:x="0.91667in" svg:y="1.99653in" svg:width="11.5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72" text:class-names="">Point</text:span><text:span text:style-name="a573" text:class-names=""><text:s text:c="1"/></text:span><text:span text:style-name="a574" text:class-names="">git</text:span><text:span text:style-name="a575" text:class-names=""><text:s text:c="1"/></text:span><text:span text:style-name="a576" text:class-names="">to</text:span><text:span text:style-name="a577" text:class-names=""><text:s text:c="1"/></text:span><text:span text:style-name="a578" text:class-names="">the</text:span><text:span text:style-name="a579" text:class-names=""><text:s text:c="1"/></text:span><text:span text:style-name="a580" text:class-names="">directory</text:span><text:span text:style-name="a581" text:class-names=""><text:s text:c="1"/></text:span><text:span text:style-name="a582" text:class-names="">Use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5" text:class-names="">Cd “C:/Users/</text:span><text:span text:style-name="a586" text:class-names="">kawth</text:span><text:span text:style-name="a587" text:class-names="">/Desktop/</text:span><text:span text:style-name="a588" text:class-names="">NewGitProject</text:span><text:span text:style-name="a589" text:class-names="">”</text:span></text:p>
              </text:list-item>
            </text:list>
            <text:list text:style-name="a596">
              <text:list-item>
                <text:p text:style-name="a595" text:class-names="" text:cond-style-name=""><text:span text:style-name="a592" text:class-names="">To initiate the project use: Git<text:s text:c="1"/></text:span><text:span text:style-name="a593" text:class-names="">init</text:span><text:span text:style-name="a594" text:class-names=""/></text:p>
              </text:list-item>
            </text:list>
            <text:list text:style-name="a617">
              <text:list-item>
                <text:p text:style-name="a616" text:class-names="" text:cond-style-name=""><text:span text:style-name="a597" text:class-names="">To know</text:span><text:span text:style-name="a598" text:class-names=""><text:s text:c="1"/></text:span><text:span text:style-name="a599" text:class-names="">if</text:span><text:span text:style-name="a600" text:class-names=""><text:s text:c="1"/></text:span><text:span text:style-name="a601" text:class-names="">the</text:span><text:span text:style-name="a602" text:class-names=""><text:s text:c="1"/></text:span><text:span text:style-name="a603" text:class-names="">git</text:span><text:span text:style-name="a604" text:class-names=""><text:s text:c="1"/></text:span><text:span text:style-name="a605" text:class-names="">is</text:span><text:span text:style-name="a606" text:class-names=""><text:s text:c="1"/></text:span><text:span text:style-name="a607" text:class-names="">working</text:span><text:span text:style-name="a608" text:class-names=""><text:s text:c="1"/></text:span><text:span text:style-name="a609" text:class-names="">correctly</text:span><text:span text:style-name="a610" text:class-names=""><text:s text:c="1"/></text:span><text:span text:style-name="a611" text:class-names="">on</text:span><text:span text:style-name="a612" text:class-names=""><text:s text:c="1"/></text:span><text:span text:style-name="a613" text:class-names="">this</text:span><text:span text:style-name="a614" text:class-names=""><text:s text:c="1"/></text:span><text:span text:style-name="a615" text:class-names="">directory use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8" text:class-names="">Git status</text:span><text:span text:style-name="a619" text:class-names=""><text:s text:c="1"/></text:span></text:p>
              </text:list-item>
            </text:list>
          </draw:text-box>
          <svg:title/>
          <svg:desc/>
        </draw:frame>
      </draw:page>
      <draw:page draw:name="Slide8" draw:style-name="a623" draw:master-page-name="Master1-Layout2-obj-Title-and-Content" presentation:presentation-page-layout-name="Master1-PPL2" draw:id="Slide-263">
        <draw:frame draw:id="id75" presentation:style-name="a627" draw:name="Title 1" svg:x="0.91667in" svg:y="0.39931in" svg:width="11.5in" svg:height="1.44965in" presentation:class="title" presentation:placeholder="false">
          <draw:text-box>
            <text:p text:style-name="a626" text:class-names="" text:cond-style-name=""><text:span text:style-name="a624" text:class-names="">Basic workflow of Git<text:s text:c="1"/></text:span><text:span text:style-name="a625" text:class-names=""/></text:p>
          </draw:text-box>
          <svg:title/>
          <svg:desc/>
        </draw:frame>
        <draw:frame draw:id="id76" presentation:style-name="a729" draw:name="Content Placeholder 2" svg:x="0.91667in" svg:y="1.99653in" svg:width="11.5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28" text:class-names="">Any file on</text:span><text:span text:style-name="a629" text:class-names=""><text:s text:c="1"/></text:span><text:span text:style-name="a630" text:class-names="">the</text:span><text:span text:style-name="a631" text:class-names=""><text:s text:c="1"/></text:span><text:span text:style-name="a632" text:class-names="">directory</text:span><text:span text:style-name="a633" text:class-names=""><text:s text:c="1"/></text:span><text:span text:style-name="a634" text:class-names="">is</text:span><text:span text:style-name="a635" text:class-names=""><text:s text:c="1"/></text:span><text:span text:style-name="a636" text:class-names="">not</text:span><text:span text:style-name="a637" text:class-names=""><text:s text:c="1"/></text:span><text:span text:style-name="a638" text:class-names="">tracked</text:span><text:span text:style-name="a639" text:class-names=""><text:s text:c="1"/></text:span><text:span text:style-name="a640" text:class-names="">unless</text:span><text:span text:style-name="a641" text:class-names=""><text:s text:c="1"/></text:span><text:span text:style-name="a642" text:class-names="">you</text:span><text:span text:style-name="a643" text:class-names=""><text:s text:c="1"/></text:span><text:span text:style-name="a644" text:class-names="">tell</text:span><text:span text:style-name="a645" text:class-names=""><text:s text:c="1"/></text:span><text:span text:style-name="a646" text:class-names="">git</text:span><text:span text:style-name="a647" text:class-names=""><text:s text:c="1"/></text:span><text:span text:style-name="a648" text:class-names="">track</text:span><text:span text:style-name="a649" text:class-names=""><text:s text:c="1"/></text:span><text:span text:style-name="a650" text:class-names="">it: (you know the status: git status)</text:span></text:p>
              </text:list-item>
            </text:list>
            <text:list text:style-name="a656">
              <text:list-item>
                <text:p text:style-name="a655" text:class-names="" text:cond-style-name=""><text:span text:style-name="a653" text:class-names="">G</text:span><text:span text:style-name="a654" text:class-names="">it workflow have 3 area: 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7" text:class-names="">1-Working directory (the folder) untracked.<text:s text:c="1"/></text:span><text:span text:style-name="a658" text:class-names="">T</text:span><text:span text:style-name="a659" text:class-names="">o track the file use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git add &lt;file name&gt;</text:span></text:p>
              </text:list-item>
            </text:list>
            <text:list text:style-name="a669">
              <text:list-item>
                <text:p text:style-name="a668" text:class-names="" text:cond-style-name=""><text:span text:style-name="a665" text:class-names="">2-Staging area</text:span><text:span text:style-name="a666" text:class-names=""><text:s text:c="1"/></text:span><text:span text:style-name="a667" text:class-names="">(tracked) Used. All the changes are tracked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70" text:class-names="">To</text:span><text:span text:style-name="a671" text:class-names=""><text:s text:c="1"/></text:span><text:span text:style-name="a672" text:class-names="">document</text:span><text:span text:style-name="a673" text:class-names=""><text:s text:c="1"/></text:span><text:span text:style-name="a674" text:class-names="">a</text:span><text:span text:style-name="a675" text:class-names=""><text:s text:c="1"/></text:span><text:span text:style-name="a676" text:class-names="">version</text:span><text:span text:style-name="a677" text:class-names=""><text:s text:c="1"/></text:span><text:span text:style-name="a678" text:class-names="">of the</text:span><text:span text:style-name="a679" text:class-names=""><text:s text:c="1"/></text:span><text:span text:style-name="a680" text:class-names="">project use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Git commit –m “ descriptive message of the changes”. This mean the file is committed to the repository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o add all the files use :git add . <text:s text:c="1"/>(the dot will add all the charges moved to the staging area)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However better to do it one by one or sections add use descriptive <text:s text:c="1"/>message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692" text:class-names="">If -m is not specified a<text:s text:c="1"/></text:span><text:span text:style-name="a693" text:class-names="">the<text:s text:c="1"/></text:span><text:span text:style-name="a694" text:class-names="">unix</text:span><text:span text:style-name="a695" text:class-names=""><text:s text:c="1"/>file will open asking you to write a message. To close<text:s text:c="1"/></text:span><text:span text:style-name="a696" text:class-names="">Esc</text:span><text:span text:style-name="a697" text:class-names=""> Button and then write </text:span><text:span text:style-name="a698" text:class-names="">:</text:span><text:span text:style-name="a699" text:class-names="">wq</text:span><text:span text:style-name="a700" text:class-names=""> or </text:span><text:span text:style-name="a701" text:class-names="">:</text:span><text:span text:style-name="a702" text:class-names="">wq</text:span><text:span text:style-name="a703" text:class-names="">!</text:span><text:span text:style-name="a704" text:class-names=""> and then </text:span><text:span text:style-name="a705" text:class-names="">Enter</text:span><text:span text:style-name="a706" text:class-names=""> to close the<text:s text:c="1"/></text:span><text:span text:style-name="a707" text:class-names="">unix</text:span><text:span text:style-name="a708" text:class-names=""><text:s text:c="1"/>file.</text:span><text:span text:style-name="a709" text:class-names=""/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3- Repository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5" text:class-names="">To see all the versions committed use: git log</text:span><text:span text:style-name="a716" text:class-names=""></text:span><text:span text:style-name="a717" text:class-names=""><text:s text:c="1"/>who, when, what commented and message. Each commit have unique ID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9" draw:style-name="a730" draw:master-page-name="Master1-Layout2-obj-Title-and-Content" presentation:presentation-page-layout-name="Master1-PPL2" draw:id="Slide-264">
        <draw:frame draw:id="id77" presentation:style-name="a734" draw:name="Title 1" svg:x="0.91667in" svg:y="0.39931in" svg:width="11.5in" svg:height="1.44965in" presentation:class="title" presentation:placeholder="false">
          <draw:text-box>
            <text:p text:style-name="a733" text:class-names="" text:cond-style-name=""><text:span text:style-name="a731" text:class-names="">Reviewing the changes in Git</text:span><text:span text:style-name="a732" text:class-names=""/></text:p>
          </draw:text-box>
          <svg:title/>
          <svg:desc/>
        </draw:frame>
        <draw:frame draw:id="id78" presentation:style-name="a753" draw:name="Content Placeholder 2" svg:x="0.91667in" svg:y="1.99653in" svg:width="11.5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5" text:class-names="">Git diff<text:s text:c="1"/></text:span><text:span text:style-name="a736" text:class-names="">with many options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39" text:class-names="">1- Working directory and repository :<text:s text:c="1"/></text:span><text:span text:style-name="a740" text:class-names="">Git diff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3" text:class-names="">2- Different versions of the commits: Git diff</text:span><text:span text:style-name="a744" text:class-names=""><text:s text:c="1"/></text:span><text:span text:style-name="a745" text:class-names="">log</text:span><text:span text:style-name="a746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3- Staging area and repository: Git diff<text:s text:c="1"/></text:span><text:span text:style-name="a750" text:class-names=""/></text:p>
              </text:list-item>
            </text:list>
          </draw:text-box>
          <svg:title/>
          <svg:desc/>
        </draw:frame>
      </draw:page>
      <draw:page draw:name="Slide10" draw:style-name="a754" draw:master-page-name="Master1-Layout2-obj-Title-and-Content" presentation:presentation-page-layout-name="Master1-PPL2" draw:id="Slide-265">
        <draw:frame draw:id="id79" presentation:style-name="a758" draw:name="Title 1" svg:x="0.91667in" svg:y="0.39931in" svg:width="11.5in" svg:height="1.44965in" presentation:class="title" presentation:placeholder="false">
          <draw:text-box>
            <text:p text:style-name="a757" text:class-names="" text:cond-style-name=""><text:span text:style-name="a755" text:class-names="">Remove</text:span><text:span text:style-name="a756" text:class-names=""><text:s text:c="1"/></text:span></text:p>
          </draw:text-box>
          <svg:title/>
          <svg:desc/>
        </draw:frame>
        <draw:frame draw:id="id80" presentation:style-name="a763" draw:name="Content Placeholder 2" svg:x="0.91667in" svg:y="1.99653in" svg:width="11.5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59" text:class-names="">Git rm –f file name<text:s text:c="1"/></text:span><text:span text:style-name="a760" text:class-names=""/></text:p>
              </text:list-item>
            </text:list>
          </draw:text-box>
          <svg:title/>
          <svg:desc/>
        </draw:frame>
      </draw:page>
      <draw:page draw:name="Slide11" draw:style-name="a764" draw:master-page-name="Master1-Layout2-obj-Title-and-Content" presentation:presentation-page-layout-name="Master1-PPL2" draw:id="Slide-266">
        <draw:frame draw:id="id81" presentation:style-name="a768" draw:name="Title 1" svg:x="0.91667in" svg:y="0.39931in" svg:width="11.5in" svg:height="1.44965in" presentation:class="title" presentation:placeholder="false">
          <draw:text-box>
            <text:p text:style-name="a767" text:class-names="" text:cond-style-name=""><text:span text:style-name="a765" text:class-names="">Tagging (local part)</text:span><text:span text:style-name="a766" text:class-names=""/></text:p>
          </draw:text-box>
          <svg:title/>
          <svg:desc/>
        </draw:frame>
        <draw:frame draw:id="id82" presentation:style-name="a822" draw:name="Content Placeholder 2" svg:x="0.91667in" svg:y="1.99653in" svg:width="11.5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69" text:class-names="">To specify a specific time</text:span><text:span text:style-name="a770" text:class-names=""><text:s text:c="1"/></text:span><text:span text:style-name="a771" text:class-names="">throughout</text:span><text:span text:style-name="a772" text:class-names=""><text:s text:c="1"/></text:span><text:span text:style-name="a773" text:class-names="">the project maybe milestones</text:span></text:p>
              </text:list-item>
            </text:list>
            <text:list text:style-name="a785">
              <text:list-item>
                <text:p text:style-name="a784" text:class-names="" text:cond-style-name=""><text:span text:style-name="a776" text:class-names="">Why</text:span><text:span text:style-name="a777" text:class-names=""><text:s text:c="1"/></text:span><text:span text:style-name="a778" text:class-names="">to</text:span><text:span text:style-name="a779" text:class-names=""><text:s text:c="1"/></text:span><text:span text:style-name="a780" text:class-names="">use</text:span><text:span text:style-name="a781" text:class-names=""><text:s text:c="1"/></text:span><text:span text:style-name="a782" text:class-names="">it</text:span><text:span text:style-name="a783" text:class-names="">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Creation of important point of the project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89" text:class-names="">To</text:span><text:span text:style-name="a790" text:class-names=""><text:s text:c="1"/></text:span><text:span text:style-name="a791" text:class-names="">mark</text:span><text:span text:style-name="a792" text:class-names=""><text:s text:c="1"/></text:span><text:span text:style-name="a793" text:class-names="">different releases of the project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799" text:class-names="">To create a tag: Git tag<text:s text:c="1"/></text:span><text:span text:style-name="a800" text:class-names="">virsion</text:span><text:span text:style-name="a801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4" text:class-names="">To list all the tags:<text:s text:c="1"/></text:span><text:span text:style-name="a805" text:class-names="">To Git Tag 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08" text:class-names=""><text:tab/><text:tab/><text:tab/>Git Tag</text:span><text:span text:style-name="a809" text:class-names=""><text:s text:c="1"/></text:span><text:span text:style-name="a810" text:class-names="">–list arrange alphabetically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Search for a tag: Git tag -l “start with”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Delete Tag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</text:span></text:p>
              </text:list-item>
            </text:list>
          </draw:text-box>
          <svg:title/>
          <svg:desc/>
        </draw:frame>
      </draw:page>
      <draw:page draw:name="Slide12" draw:style-name="a823" draw:master-page-name="Master1-Layout2-obj-Title-and-Content" presentation:presentation-page-layout-name="Master1-PPL2" draw:id="Slide-267">
        <draw:frame draw:id="id83" presentation:style-name="a828" draw:name="Title 1" svg:x="0.91667in" svg:y="0.39931in" svg:width="11.5in" svg:height="1.44965in" presentation:class="title" presentation:placeholder="false">
          <draw:text-box>
            <text:p text:style-name="a827" text:class-names="" text:cond-style-name=""><text:span text:style-name="a824" text:class-names="">Unstaging</text:span><text:span text:style-name="a825" text:class-names=""><text:s text:c="1"/>files in git</text:span><text:span text:style-name="a826" text:class-names=""/></text:p>
          </draw:text-box>
          <svg:title/>
          <svg:desc/>
        </draw:frame>
        <draw:frame draw:id="id84" presentation:style-name="a837" draw:name="Content Placeholder 2" svg:x="0.91667in" svg:y="1.99653in" svg:width="11.5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29" text:class-names="">We use add command to add file on</text:span><text:span text:style-name="a830" text:class-names=""><text:s text:c="1"/></text:span><text:span text:style-name="a831" text:class-names="">a staging area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it and Github </dc:title>
    <meta:initial-creator>KAWTHER ABDULALLH AHMAD SAEEDI</meta:initial-creator>
    <dc:creator>KAWTHER ABDULALLH AHMAD SAEEDI</dc:creator>
    <meta:creation-date>2021-09-16T07:31:55Z</meta:creation-date>
    <dc:date>2021-09-16T10:11:28Z</dc:date>
    <meta:editing-cycles>1</meta:editing-cycles>
    <meta:editing-duration>PT9573S</meta:editing-duration>
    <meta:document-statistic meta:paragraph-count="71" meta:word-count="626"/>
  </office:meta>
</office:document-meta>
</file>